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ParagraphKeepTogeth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ragraphKeepTogether.writeRtfCont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tfParagraphKeepTogether.RtfParagraphKeepTogether( IRtfParagraphContainer parent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ragraphKeepTogether.setStatus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